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rsid="00204a80" officeooo:paragraph-rsid="00204a80" style:font-weight-asian="bold" style:font-weight-complex="bold"/>
    </style:style>
    <style:style style:name="P2" style:family="paragraph" style:parent-style-name="Standard">
      <style:text-properties officeooo:rsid="00204a80" officeooo:paragraph-rsid="00204a80"/>
    </style:style>
    <style:style style:name="P3" style:family="paragraph" style:parent-style-name="Standard" style:list-style-name="L2">
      <style:text-properties officeooo:rsid="00204a80" officeooo:paragraph-rsid="00204a80"/>
    </style:style>
    <style:style style:name="P4" style:family="paragraph" style:parent-style-name="Standard" style:list-style-name="L4">
      <style:text-properties officeooo:rsid="00204a80" officeooo:paragraph-rsid="00204a80"/>
    </style:style>
    <style:style style:name="P5" style:family="paragraph" style:parent-style-name="Standard" style:list-style-name="L3">
      <style:text-properties officeooo:rsid="00204a80" officeooo:paragraph-rsid="00204a80"/>
    </style:style>
    <style:style style:name="P6" style:family="paragraph" style:parent-style-name="Standard">
      <style:text-properties fo:color="#00a933" officeooo:rsid="00204a80" officeooo:paragraph-rsid="00204a80"/>
    </style:style>
    <style:style style:name="P7" style:family="paragraph" style:list-style-name="L1">
      <style:text-properties officeooo:rsid="00204a80" officeooo:paragraph-rsid="00204a80"/>
    </style:style>
    <style:style style:name="P8" style:family="paragraph" style:list-style-name="L3">
      <style:text-properties officeooo:rsid="0020f1af" officeooo:paragraph-rsid="0020f1af"/>
    </style:style>
    <style:style style:name="P9" style:family="paragraph" style:list-style-name="L4">
      <style:text-properties officeooo:rsid="0020f1af" officeooo:paragraph-rsid="0020f1af"/>
    </style:style>
    <style:style style:name="P10" style:family="paragraph" style:list-style-name="L2">
      <style:text-properties officeooo:rsid="0020f1af" officeooo:paragraph-rsid="0020f1af"/>
    </style:style>
    <style:style style:name="T1" style:family="text">
      <style:text-properties fo:color="#00a933"/>
    </style:style>
    <style:style style:name="T2" style:family="text">
      <style:text-properties fo:color="#00a933" officeooo:rsid="0015bd69"/>
    </style:style>
    <style:style style:name="T3" style:family="text">
      <style:text-properties officeooo:rsid="0015bd69"/>
    </style:style>
    <style:style style:name="T4" style:family="text">
      <style:text-properties officeooo:rsid="0020f1af"/>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nclusion<text:span text:style-name="T4">s</text:span> structure:</text:p>
      <text:p text:style-name="P1"/>
      <text:p text:style-name="P2">First paragraph run through a once over recap of the project </text:p>
      <text:p text:style-name="P2"/>
      <text:p text:style-name="P6"><text:span text:style-name="T3">S</text:span>UCCESSES:</text:p>
      <text:list xml:id="list1602261928" text:style-name="L3">
        <text:list-item>
          <text:p text:style-name="P5">generated likelihoods that pass self consistency test</text:p>
        </text:list-item>
        <text:list-item>
          <text:p text:style-name="Standard">reweighted proposal posterior samples from an incompletely trained approximate model to produce samples that better matched the target post with a much better sampling of mulimodal dimension </text:p>
        </text:list-item>
      </text:list>
      <text:p text:style-name="P6"/>
      <text:p text:style-name="P6">SHORTCOMING<text:span text:style-name="T3">:</text:span></text:p>
      <text:list xml:id="list3042001094" text:style-name="L2">
        <text:list-item>
          <text:p text:style-name="P3">takes 6 hours</text:p>
        </text:list-item>
        <text:list-item>
          <text:p text:style-name="P3">the flat distance post <text:span text:style-name="T4">(consequence of small batch size for large )</text:span></text:p>
        </text:list-item>
        <text:list-item>
          <text:p text:style-name="Standard">due to tf1 we could only run the 100,000 sample loglike run on </text:p>
        </text:list-item>
      </text:list>
      <text:p text:style-name="P2"/>
      <text:p text:style-name="P2"><text:span text:style-name="T1">SIGNIFICANCE</text:span><text:span text:style-name="T2">:</text:span></text:p>
      <text:list xml:id="list3080184019" text:style-name="L1">
        <text:list-item>
          <text:p text:style-name="Standard">first of its kind</text:p>
        </text:list-item>
      </text:list>
      <text:p text:style-name="P2"/>
      <text:p text:style-name="P2"/>
      <text:p text:style-name="P6">FUTURE WORK/GOALS:</text:p>
      <text:list xml:id="list3971324385" text:style-name="L4">
        <text:list-item>
          <text:p text:style-name="P4">+-1 log_loglikelihood error from reproducible tests</text:p>
        </text:list-item>
        <text:list-item>
          <text:p text:style-name="P4">use similar methods to extend Vitamin versatility further in the absence of normalisation of Bayes’ theorem, can calculate the Bayes factor as the likleihood ratio of the evidence of competing models...still dont really get why this is that important…</text:p>
        </text:list-item>
        <text:list-item>
          <text:p text:style-name="Standard">expand to full 15 pars – need to allow for non-flat priors</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23T11:43:26.568025609</meta:creation-date>
    <meta:generator>LibreOffice/6.4.6.2$Linux_X86_64 LibreOffice_project/40$Build-2</meta:generator>
    <dc:date>2021-03-23T12:13:57.770024752</dc:date>
    <meta:editing-duration>PT30M31S</meta:editing-duration>
    <meta:editing-cycles>2</meta:editing-cycles>
    <meta:document-statistic meta:table-count="0" meta:image-count="0" meta:object-count="0" meta:page-count="1" meta:paragraph-count="15" meta:word-count="149" meta:character-count="909" meta:non-whitespace-character-count="780"/>
  </office:meta>
</office:document-meta>
</file>